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2pt" fo:language="en" fo:country="US" officeooo:rsid="0008bcf9" officeooo:paragraph-rsid="0008bcf9" style:font-size-asian="10.5pt" style:language-asian="zxx" style:country-asian="none" style:font-size-complex="12pt" style:language-complex="zxx" style:country-complex="none"/>
    </style:style>
    <style:style style:name="P2" style:family="paragraph" style:parent-style-name="Title">
      <style:paragraph-properties fo:text-align="justify" style:justify-single-word="false"/>
      <style:text-properties style:font-name="Times New Roman" fo:font-size="14pt" officeooo:rsid="0008bcf9" officeooo:paragraph-rsid="0008bcf9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troduc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1.6902in" fo:margin-left="0.5598in" fo:margin-right="0.55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49:52.422057881</meta:creation-date>
    <dc:date>2019-03-14T10:55:02.885870736</dc:date>
    <meta:editing-duration>PT5M1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5" meta:non-whitespace-character-count="14"/>
  </office:meta>
</office:document-meta>
</file>